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vertical-align="middle"/>
    </style:style>
    <style:style style:name="gr2" style:family="graphic" style:parent-style-name="standard">
      <style:graphic-properties draw:fill="solid" draw:fill-color="#ccff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style:font-size-asian="18pt" style:font-size-complex="2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8.591cm" svg:height="8.406cm" svg:x="20.378cm" svg:y="8.434cm" svg:viewBox="0 0 8592 8407" svg:d="m8232 6347c-147 379-43 785-247 1164-190 354-446 714-882 811-394 88-747 29-1129 36-393 7-773 25-1164 35-383 10-810 74-1129-176-380-298-730-632-1058-988-284-308-746-255-1129-318-385-63-777-138-1094-423-398-358-4-668-176-1094-149-369-189-764-212-1164-22-384-43-789 212-1129 223-297 297-867 847-846 485 18 548-633 811-953 292-355 588-809 1094-882 393-57 746-253 1129-353 370-97 754-70 1129-35 386 36 774 38 1164 71 388 33 753 153 1129 317 448 195 663 589 776 988 103 362 251 707 211 1094-40 390 35 777 71 1164 35 379-80 749-35 1129l35 282z">
          <text:p/>
        </draw:path>
        <draw:path draw:style-name="gr2" draw:text-style-name="P1" draw:layer="layout" svg:width="19.72cm" svg:height="7.324cm" svg:x="8.925cm" svg:y="1.128cm" svg:viewBox="0 0 19721 7325" svg:d="m19544 2258c-156-409-455-734-635-1129-198-433-662-627-1094-741-383-101-770-184-1164-211-401-27-799-109-1199-106-403 3-799-81-1200-35-380 44-748-41-1129-36-392 5-777 57-1164 71-409 15-804 126-1199 212-447 98-840 382-1094 740-277 391-645 663-952 1024-249 293-640 507-1059 493-423-14-917 68-1128 565-160 378-360 736-459 1129-109 432-521 609-882 670s-728 101-1094 106c-391 6-779 46-1164 106-373 58-752 106-1129 106-401 0-798-52-1199-71-510-24-595 514-600 847-7 491 598 411 953 494 434 102 675-84 1129 0 406 75 793 19 1199 0 378-17 753-50 1129-71 386-21 767-111 1164 0 375 105 778 84 1164 35 377-48 728 58 1094 0 371-59 743-101 1129-70 377 30 776-61 1129 70 416 155 862-61 1128 494 168 351 662 416 1059 353 383-61 777 38 1164 0 378-37 752-11 1129-71 372-59 753-70 1129-105 402-37 773-190 1164-283 390-93 779-215 1129-423 396-235 810-475 1093-847 255-335 439-726 565-1129 119-381 47-776 70-1164v0z">
          <text:p/>
        </draw:path>
        <draw:path draw:style-name="gr3" draw:text-style-name="P1" draw:layer="layout" svg:width="15.995cm" svg:height="9.967cm" svg:x="1.081cm" svg:y="1.994cm" svg:viewBox="0 0 15996 9968" svg:d="m83 7989c66-374 181-783 35-1129-182-431-27-745-35-1129-8-379-120-756-71-1129 54-408 67-800 71-1199 4-367-180-824 176-1094 316-240 732-178 1094-317 393-151 818-200 1235-247 407-46 785-211 1199-212 376-1 756 37 1129-35 364-71 724-179 1094-212 393-35 772-108 1164-141 420-36 755-320 1164-423 369-93 735-68 1094-247 355-177 771-172 1164-212 386-40 777-65 1164-106 364-39 731-57 1094-105 387-52 776-16 1164-36 425-22 860-37 1270 71 409 107 740 565 705 988-44 539-645 476-1023 494-477 22-789 425-882 811-157 653-1169-443-776 494 147 349 109 791-141 1129-327 442-682 18-1129 211-368 159-796-97-1199-105-407-8-796 13-1200 105-383 87-769 139-1164 177-444 42-893 292-1129 670-261 418-813 501-1023 917-165 328 77 709 141 1059 69 374 448 855 918 670 365-144 773-138 1164-141 380-3 749-20 1129-35 413-17 822-28 1234-36 363-7 732-38 1094 0 367 38 728 12 1094 71 385 62 774 88 1164 141 469 63 790 403 1129 670 362 284 101 786-142 1059-322 362-794 277-1199 282-403 5-799 77-1199 106-396 28-767 197-1165 105-413-96-820 24-1234 0-376-22-753 0-1129 0-354 0-709-28-1059 0-425 34-847 32-1270 36-388 3-778 4-1164 0-389-4-775-20-1164-36-425-18-848-84-1270-35-434 50-872 12-1305 35-403 21-801-46-1200-70l-388-71-388-35-106-35z">
          <text:p/>
        </draw:path>
        <draw:custom-shape draw:style-name="gr4" draw:text-style-name="P1" xml:id="id25" draw:id="id25" draw:layer="layout" svg:width="1.9cm" svg:height="0.7cm" svg:x="6.2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2" draw:id="id32" draw:layer="layout" svg:width="3.3cm" svg:height="0.7cm" svg:x="8.6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4" draw:id="id24" draw:layer="layout" svg:width="1.9cm" svg:height="0.4cm" svg:x="10.1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6" draw:id="id26" draw:layer="layout" svg:width="1.9cm" svg:height="0.7cm" svg:x="25.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7" draw:id="id27" draw:layer="layout" svg:width="1.9cm" svg:height="0.7cm" svg:x="14.8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9" draw:id="id29" draw:layer="layout" svg:width="1.9cm" svg:height="0.7cm" svg:x="22.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1" draw:id="id31" draw:layer="layout" svg:width="1.9cm" svg:height="0.7cm" svg:x="7.9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3" draw:id="id33" draw:layer="layout" svg:width="1.9cm" svg:height="0.7cm" svg:x="4.8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4" draw:id="id34" draw:layer="layout" svg:width="1.9cm" svg:height="0.7cm" svg:x="19.7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8" draw:id="id28" draw:layer="layout" svg:width="1.4cm" svg:height="0.7cm" svg:x="25cm" svg:y="1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0" draw:id="id30" draw:layer="layout" svg:width="1.4cm" svg:height="0.7cm" svg:x="14.872cm" svg:y="2.6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1.9cm" svg:height="0.7cm" svg:x="10.2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8" draw:id="id18" draw:layer="layout" svg:width="1.9cm" svg:height="0.7cm" svg:x="18.9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3.1cm" svg:height="0.7cm" svg:x="15.8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9cm" svg:height="0.7cm" svg:x="13.7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2" draw:id="id22" draw:layer="layout" svg:width="1.9cm" svg:height="0.7cm" svg:x="22.2cm" svg:y="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1.9cm" svg:height="0.7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3" draw:id="id23" draw:layer="layout" svg:width="1.9cm" svg:height="0.7cm" svg:x="14.9cm" svg:y="1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9cm" svg:height="0.7cm" svg:x="14.1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1.9cm" svg:height="0.7cm" svg:x="1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3" draw:id="id13" draw:layer="layout" svg:width="1.9cm" svg:height="0.7cm" svg:x="8.4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1.9cm" svg:height="0.7cm" svg:x="8.4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.9cm" svg:height="0.7cm" svg:x="20.4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.9cm" svg:height="0.5cm" svg:x="17.6cm" svg:y="1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9cm" svg:height="0.7cm" svg:x="26.1cm" svg:y="13.6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9cm" svg:height="0.7cm" svg:x="16.9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1.9cm" svg:height="0.7cm" svg:x="23.6cm" svg:y="13.6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9cm" svg:height="0.7cm" svg:x="26.6cm" svg:y="11.6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.9cm" svg:height="0.7cm" svg:x="24.9cm" svg:y="9.4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1.9cm" svg:height="0.7cm" svg:x="23.9cm" svg:y="11.6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.9cm" svg:height="0.7cm" svg:x="20.7cm" svg:y="1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.9cm" svg:height="0.7cm" svg:x="22.4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.9cm" svg:height="0.7cm" svg:x="26.3cm" svg:y="17.2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9cm" svg:height="0.7cm" svg:x="24.829cm" svg:y="18.9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71cm" svg:height="1.03cm" svg:x="24.029cm" svg:y="17.07cm">
          <text:p text:style-name="P1"><text:span text:style-name="T1">main :: IO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971cm" svg:height="1.03cm" svg:x="13.9cm" svg:y="17.404cm">
          <text:p text:style-name="P1"><text:span text:style-name="T1">concat :: [ [ IO () ] ] → [ IO ()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1.301cm" svg:height="1.031cm" svg:x="15.729cm" svg:y="18.8cm">
          <text:p text:style-name="P1"><text:span text:style-name="T1">forever .sequence_ :: [ IO () ] → IO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0.6cm" svg:height="1.03cm" svg:x="2.5cm" svg:y="15.8cm">
          <text:p text:style-name="P1"><text:span text:style-name="T1">zipWith :: ( IO () → IO () → [ IO () ] ) → [ IO () ] → [ IO () ] → [ [ IO () ]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970.9020368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7.6cm" svg:height="1.031cm" svg:x="20.9cm" svg:y="13.469cm">
          <text:p text:style-name="P1"><text:span text:style-name="T1">repeat :: IO () → [ IO ()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cm" svg:height="1.031cm" svg:x="20.6cm" svg:y="11.474cm">
          <text:p text:style-name="P1"><text:span text:style-name="T1">c_delay :: Word32 → IO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2cm" svg:height="1.03cm" svg:x="23.2cm" svg:y="9.239cm">
          <text:p text:style-name="P1"><text:span text:style-name="T1">4 :: Word3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1.9cm" svg:height="1.031cm" svg:x="1.5cm" svg:y="13.961cm">
          <text:p text:style-name="P1"><text:span text:style-name="T1">\ a b → [ a, b ] :: IO () → IO () → [ IO ()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0.7cm" svg:height="1.031cm" svg:x="9.6cm" svg:y="12.6cm">
          <text:p text:style-name="P1"><text:span text:style-name="T1">(++) :: [ IO () ] → [ IO () ] → [ IO ()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5cm" svg:height="1.03cm" svg:x="1.2cm" svg:y="10.35cm">
          <text:p text:style-name="P1"><text:span text:style-name="T1">fmap . poke :: Ptr Word16 -&gt; [ Word16 ] -&gt; [ IO ()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5.1cm" svg:height="1.029cm" svg:x="9.6cm" svg:y="6.371cm">
          <text:p text:style-name="P1"><text:span text:style-name="T1">fmap . poke :: Ptr Word16 -&gt; [ Word16 ] -&gt; [ IO ()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1.8cm" svg:height="1.108cm" svg:x="7.6cm" svg:y="7.792cm">
          <text:p text:style-name="P3"><text:span text:style-name="T1">[ 0x200, 0x100, 0400, … ] :: [ Word16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2.7cm" svg:height="1.03cm" svg:x="1.2cm" svg:y="4.717cm">
          <text:p text:style-name="P1"><text:span text:style-name="T1">plusPtr :: Ptr Word16 -&gt; Int -&gt; Ptr Word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2.6cm" svg:height="1.03cm" svg:x="15.9cm" svg:y="3.801cm">
          <text:p text:style-name="P1"><text:span text:style-name="T1">plusPtr :: Ptr Word16 -&gt; Int -&gt; Ptr Word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766cm" svg:height="1.029cm" svg:x="10.734cm" svg:y="2.471cm">
          <text:p text:style-name="P1"><text:span text:style-name="T1">0x48001028 :: 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766cm" svg:height="1.03cm" svg:x="20.9cm" svg:y="1.67cm">
          <text:p text:style-name="P1"><text:span text:style-name="T1">0x48001018 :: 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1cm" svg:height="1.03cm" svg:x="1.2cm" svg:y="1.17cm">
          <text:p text:style-name="P1"><text:span text:style-name="T1">c_jhc_zeroAddress16 :: Ptr Word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25.779cm" svg:y1="18.986cm" svg:x2="27.25cm" svg:y2="17.956cm" draw:start-shape="id1" draw:start-glue-point="0" draw:end-shape="id2" svg:d="m25779 18986c0-772 1471-258 1471-1030" svg:viewBox="0 0 1472 1031">
          <text:p/>
        </draw:connector>
        <draw:connector draw:style-name="gr6" draw:text-style-name="P1" draw:layer="layout" draw:type="curve" svg:x1="22.6cm" svg:y1="17.95cm" svg:x2="23.35cm" svg:y2="19cm" draw:start-shape="id3" draw:start-glue-point="1" draw:end-shape="id4" draw:end-glue-point="0" svg:d="m22600 17950c500 0 750 350 750 1050" svg:viewBox="0 0 751 1051">
          <text:p/>
        </draw:connector>
        <draw:connector draw:style-name="gr6" draw:text-style-name="P1" draw:layer="layout" draw:type="curve" svg:x1="21.35cm" svg:y1="16.7cm" svg:x2="19.5cm" svg:y2="17.75cm" draw:start-shape="id5" draw:start-glue-point="2" draw:end-shape="id6" draw:end-glue-point="1" svg:d="m21350 16700c0 700-616 1050-1850 1050" svg:viewBox="0 0 1851 1051">
          <text:p/>
        </draw:connector>
        <draw:connector draw:style-name="gr6" draw:text-style-name="P1" draw:layer="layout" draw:type="curve" svg:x1="27.05cm" svg:y1="14.369cm" svg:x2="17.85cm" svg:y2="16cm" draw:start-shape="id7" draw:start-glue-point="2" draw:end-shape="id8" draw:end-glue-point="0" svg:d="m27050 14369c0 1224-9200 409-9200 1631" svg:viewBox="0 0 9201 1632">
          <text:p/>
        </draw:connector>
        <draw:connector draw:style-name="gr6" draw:text-style-name="P1" draw:layer="layout" draw:type="curve" svg:x1="27.55cm" svg:y1="12.369cm" svg:x2="24.55cm" svg:y2="13.669cm" draw:start-shape="id9" draw:start-glue-point="2" draw:end-shape="id10" draw:end-glue-point="0" svg:d="m27550 12369c0 975-3000 325-3000 1300" svg:viewBox="0 0 3001 1301">
          <text:p/>
        </draw:connector>
        <draw:connector draw:style-name="gr6" draw:text-style-name="P1" draw:layer="layout" draw:type="curve" svg:x1="25.85cm" svg:y1="10.169cm" svg:x2="24.85cm" svg:y2="11.669cm" draw:start-shape="id11" draw:start-glue-point="2" draw:end-shape="id12" draw:end-glue-point="0" svg:d="m25850 10169c0 1125-1000 375-1000 1500" svg:viewBox="0 0 1001 1501">
          <text:p/>
        </draw:connector>
        <draw:connector draw:style-name="gr6" draw:text-style-name="P1" draw:layer="layout" draw:type="curve" svg:x1="9.35cm" svg:y1="14.8cm" svg:x2="9.35cm" svg:y2="16cm" draw:start-shape="id13" draw:start-glue-point="2" draw:end-shape="id14" draw:end-glue-point="0" svg:d="m9350 14800v1200" svg:viewBox="0 0 1 1201">
          <text:p/>
        </draw:connector>
        <draw:connector draw:style-name="gr6" draw:text-style-name="P1" draw:layer="layout" draw:type="curve" svg:x1="18.75cm" svg:y1="13.5cm" svg:x2="15.05cm" svg:y2="16cm" draw:start-shape="id15" draw:end-shape="id16" draw:end-glue-point="0" svg:d="m18750 13500c0 1875-3700 625-3700 2500" svg:viewBox="0 0 3701 2501">
          <text:p/>
        </draw:connector>
        <draw:connector draw:style-name="gr6" draw:text-style-name="P1" draw:layer="layout" draw:type="curve" svg:x1="18.9cm" svg:y1="8.45cm" svg:x2="19.85cm" svg:y2="7.2cm" draw:start-shape="id17" draw:start-glue-point="1" draw:end-shape="id18" draw:end-glue-point="2" svg:d="m18900 8450c634 0 950-416 950-1250" svg:viewBox="0 0 951 1251">
          <text:p/>
        </draw:connector>
        <draw:connector draw:style-name="gr6" draw:text-style-name="P1" draw:layer="layout" draw:type="curve" svg:x1="17.35cm" svg:y1="8.8cm" svg:x2="11.15cm" svg:y2="10.5cm" draw:start-shape="id17" draw:start-glue-point="2" draw:end-shape="id19" draw:end-glue-point="0" svg:d="m17350 8800c0 1275-6200 425-6200 1700" svg:viewBox="0 0 6201 1701">
          <text:p/>
        </draw:connector>
        <draw:connector draw:style-name="gr6" draw:text-style-name="P1" draw:layer="layout" draw:type="curve" svg:x1="14.65cm" svg:y1="11.2cm" svg:x2="12.85cm" svg:y2="12.8cm" draw:start-shape="id20" draw:start-glue-point="2" draw:end-shape="id21" draw:end-glue-point="0" svg:d="m14650 11200c0 1200-1800 400-1800 1600" svg:viewBox="0 0 1801 1601">
          <text:p/>
        </draw:connector>
        <draw:connector draw:style-name="gr6" draw:text-style-name="P1" draw:layer="layout" draw:type="curve" draw:line-skew="0.65cm" svg:x1="23.15cm" svg:y1="7.3cm" svg:x2="15.85cm" svg:y2="12.8cm" draw:start-shape="id22" draw:start-glue-point="2" draw:end-shape="id23" svg:d="m23150 7300c0 5100-7300 2350-7300 5500" svg:viewBox="0 0 7301 5501">
          <text:p/>
        </draw:connector>
        <draw:connector draw:style-name="gr6" draw:text-style-name="P1" draw:layer="layout" draw:type="curve" svg:x1="10.1cm" svg:y1="5.5cm" svg:x2="7.15cm" svg:y2="10.5cm" draw:start-shape="id24" draw:start-glue-point="3" draw:end-shape="id25" draw:end-glue-point="0" svg:d="m10100 5500c-1967 0-2950 1666-2950 5000" svg:viewBox="0 0 2951 5001">
          <text:p/>
        </draw:connector>
        <draw:connector draw:style-name="gr6" draw:text-style-name="P1" draw:layer="layout" draw:type="curve" svg:x1="26.45cm" svg:y1="4.7cm" svg:x2="15.75cm" svg:y2="6.5cm" draw:start-shape="id26" draw:start-glue-point="2" draw:end-shape="id27" draw:end-glue-point="0" svg:d="m26450 4700c0 1350-10700 450-10700 1800" svg:viewBox="0 0 10701 1801">
          <text:p/>
        </draw:connector>
        <draw:connector draw:style-name="gr6" draw:text-style-name="P1" draw:layer="layout" draw:type="curve" svg:x1="25.7cm" svg:y1="2.568cm" svg:x2="23.55cm" svg:y2="4cm" draw:start-shape="id28" draw:start-glue-point="2" draw:end-shape="id29" draw:end-glue-point="0" svg:d="m25700 2568c0 1074-2150 358-2150 1432" svg:viewBox="0 0 2151 1433">
          <text:p/>
        </draw:connector>
        <draw:connector draw:style-name="gr6" draw:text-style-name="P1" draw:layer="layout" draw:type="curve" svg:x1="15.572cm" svg:y1="3.366cm" svg:x2="8.85cm" svg:y2="4.9cm" draw:start-shape="id30" draw:start-glue-point="2" draw:end-shape="id31" draw:end-glue-point="0" svg:d="m15572 3366c0 1150-6722 384-6722 1534" svg:viewBox="0 0 6723 1535">
          <text:p/>
        </draw:connector>
        <draw:connector draw:style-name="gr6" draw:text-style-name="P1" draw:layer="layout" draw:type="curve" svg:x1="10.25cm" svg:y1="2cm" svg:x2="5.75cm" svg:y2="4.8cm" draw:start-shape="id32" draw:start-glue-point="2" draw:end-shape="id33" draw:end-glue-point="0" svg:d="m10250 2000c0 2100-4500 700-4500 2800" svg:viewBox="0 0 4501 2801">
          <text:p/>
        </draw:connector>
        <draw:connector draw:style-name="gr6" draw:text-style-name="P1" draw:layer="layout" draw:type="curve" svg:x1="11.9cm" svg:y1="1.65cm" svg:x2="20.65cm" svg:y2="4cm" draw:start-shape="id32" draw:start-glue-point="1" draw:end-shape="id34" draw:end-glue-point="0" svg:d="m11900 1650c5834 0 8750 783 8750 2350" svg:viewBox="0 0 8751 2351">
          <text:p/>
        </draw:connector>
        <draw:frame draw:style-name="gr7" draw:text-style-name="P5" draw:layer="layout" svg:width="4.037cm" svg:height="2.047cm" svg:x="24.663cm" svg:y="5.553cm">
          <draw:text-box>
            <text:p text:style-name="P5"><text:span text:style-name="T2">LED</text:span><text:span text:style-name="T2">オフ</text:span></text:p>
            <text:p text:style-name="P5"><text:span text:style-name="T2">アクション</text:span></text:p>
          </draw:text-box>
        </draw:frame>
        <draw:frame draw:style-name="gr7" draw:text-style-name="P5" draw:layer="layout" svg:width="4.037cm" svg:height="2.047cm" svg:x="1.7cm" svg:y="7.2cm">
          <draw:text-box>
            <text:p text:style-name="P5"><text:span text:style-name="T2">LED</text:span><text:span text:style-name="T2">オン</text:span></text:p>
            <text:p text:style-name="P5"><text:span text:style-name="T2">アクション</text:span></text:p>
          </draw:text-box>
        </draw:frame>
        <draw:frame draw:style-name="gr7" draw:text-style-name="P5" draw:layer="layout" svg:width="4.037cm" svg:height="1.936cm" svg:x="23.863cm" svg:y="15.1cm">
          <draw:text-box>
            <text:p text:style-name="P5"><text:span text:style-name="T2">Delay</text:span></text:p>
            <text:p text:style-name="P5"><text:span text:style-name="T2">アクショ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8T09:16:38</dc:date>
    <dc:creator>Okabe Kiwamu</dc:creator>
    <meta:editing-duration>PT22H53M35S</meta:editing-duration>
    <meta:editing-cycles>238</meta:editing-cycles>
    <meta:generator>LibreOffice/4.0.1.1$Linux_X86_64 LibreOffice_project/400m0$Build-1</meta:generator>
    <meta:document-statistic meta:object-count="75"/>
  </office:meta>
</office:document-meta>
</file>